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b-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llo World! <text:s/>SSE 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Array Elements</text:p>
          </table:table-cell>
          <table:table-cell office:value-type="string" table:style-name="ce1">
            <text:p><text:s/>Scalar</text:p>
          </table:table-cell>
          <table:table-cell office:value-type="string" table:style-name="ce1">
            <text:p><text:s/>vecSSE</text:p>
          </table:table-cell>
          <table:table-cell office:value-type="string" table:style-name="ce1">
            <text:p><text:s/>vecAVX</text:p>
          </table:table-cell>
          <table:table-cell office:value-type="string" table:style-name="ce1">
            <text:p><text:s/>lmnt_add</text:p>
          </table:table-cell>
          <table:table-cell office:value-type="string" table:style-name="ce1">
            <text:p><text:s/>lmnt_mult</text:p>
          </table:table-cell>
          <table:table-cell office:value-type="string" table:style-name="ce1">
            <text:p><text:s/>AVX_dot</text:p>
          </table:table-cell>
          <table:table-cell table:style-name="ce1"/>
          <table:table-cell office:value-type="string" table:style-name="ce1">
            <text:p><text:s/>Scalar</text:p>
          </table:table-cell>
          <table:table-cell office:value-type="string" table:style-name="ce1">
            <text:p><text:s/>vecSSE</text:p>
          </table:table-cell>
          <table:table-cell office:value-type="string" table:style-name="ce1">
            <text:p><text:s/>vecAVX</text:p>
          </table:table-cell>
          <table:table-cell office:value-type="string" table:style-name="ce1">
            <text:p><text:s/>lmnt_add</text:p>
          </table:table-cell>
          <table:table-cell office:value-type="string" table:style-name="ce1">
            <text:p><text:s/>lmnt_mult</text:p>
          </table:table-cell>
          <table:table-cell office:value-type="string" table:style-name="ce1">
            <text:p><text:s/>AVX_dot</text:p>
          </table:table-cell>
          <table:table-cell table:style-name="ce1"/>
          <table:table-cell office:value-type="string" table:style-name="ce1">
            <text:p><text:s/>dot8</text:p>
          </table:table-cell>
          <table:table-cell office:value-type="string" table:style-name="ce1">
            <text:p><text:s/>dot8_2</text:p>
          </table:table-cell>
          <table:table-cell office:value-type="string" table:style-name="ce1">
            <text:p><text:s/>dot8_4</text:p>
          </table:table-cell>
          <table:table-cell office:value-type="string" table:style-name="ce1">
            <text:p><text:s/>dot8_8</text:p>
          </table:table-cell>
          <table:table-cell table:number-columns-repeated="16364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0" table:formula="of:=[.A9]/1000" table:style-name="ce1">
            <text:p>40</text:p>
          </table:table-cell>
          <table:table-cell office:value-type="float" office:value="307803" table:style-name="ce1">
            <text:p>307803</text:p>
          </table:table-cell>
          <table:table-cell office:value-type="float" office:value="29832" table:style-name="ce1">
            <text:p>29832</text:p>
          </table:table-cell>
          <table:table-cell office:value-type="float" office:value="38685" table:style-name="ce1">
            <text:p>38685</text:p>
          </table:table-cell>
          <table:table-cell office:value-type="float" office:value="66528" table:style-name="ce1">
            <text:p>66528</text:p>
          </table:table-cell>
          <table:table-cell office:value-type="float" office:value="66765" table:style-name="ce1">
            <text:p>66765</text:p>
          </table:table-cell>
          <table:table-cell office:value-type="float" office:value="38874" table:style-name="ce1">
            <text:p>38874</text:p>
          </table:table-cell>
          <table:table-cell table:style-name="ce1"/>
          <table:table-cell office:value-type="float" office:value="7695.0749999999998" table:formula="of:=[.C9]/[.$B9]" table:style-name="ce1">
            <text:p>7695.075</text:p>
          </table:table-cell>
          <table:table-cell office:value-type="float" office:value="745.8" table:formula="of:=[.D9]/[.$B9]" table:style-name="ce1">
            <text:p>745.8</text:p>
          </table:table-cell>
          <table:table-cell office:value-type="float" office:value="967.125" table:formula="of:=[.E9]/[.$B9]" table:style-name="ce1">
            <text:p>967.125</text:p>
          </table:table-cell>
          <table:table-cell office:value-type="float" office:value="1663.2" table:formula="of:=[.F9]/[.$B9]" table:style-name="ce1">
            <text:p>1663.2</text:p>
          </table:table-cell>
          <table:table-cell office:value-type="float" office:value="1669.125" table:formula="of:=[.G9]/[.$B9]" table:style-name="ce1">
            <text:p>1669.125</text:p>
          </table:table-cell>
          <table:table-cell office:value-type="float" office:value="971.85" table:formula="of:=[.H9]/[.$B9]" table:style-name="ce1">
            <text:p>971.85</text:p>
          </table:table-cell>
          <table:table-cell table:style-name="ce1"/>
          <table:table-cell office:value-type="float" office:value="2461.65" table:style-name="ce1">
            <text:p>2461.65</text:p>
          </table:table-cell>
          <table:table-cell office:value-type="float" office:value="1255.3499999999999" table:style-name="ce1">
            <text:p>1255.35</text:p>
          </table:table-cell>
          <table:table-cell office:value-type="float" office:value="1264.2" table:style-name="ce1">
            <text:p>1264.2</text:p>
          </table:table-cell>
          <table:table-cell office:value-type="float" office:value="2235.75" table:style-name="ce1">
            <text:p>2235.75</text:p>
          </table:table-cell>
          <table:table-cell table:number-columns-repeated="16364"/>
        </table:table-row>
        <table:table-row table:style-name="ro1">
          <table:table-cell office:value-type="float" office:value="188000" table:style-name="ce1">
            <text:p>188000</text:p>
          </table:table-cell>
          <table:table-cell office:value-type="float" office:value="188" table:formula="of:=[.A10]/1000" table:style-name="ce1">
            <text:p>188</text:p>
          </table:table-cell>
          <table:table-cell office:value-type="float" office:value="1443762" table:style-name="ce1">
            <text:p>1443762</text:p>
          </table:table-cell>
          <table:table-cell office:value-type="float" office:value="102933" table:style-name="ce1">
            <text:p>102933</text:p>
          </table:table-cell>
          <table:table-cell office:value-type="float" office:value="95181" table:style-name="ce1">
            <text:p>95181</text:p>
          </table:table-cell>
          <table:table-cell office:value-type="float" office:value="255927" table:style-name="ce1">
            <text:p>255927</text:p>
          </table:table-cell>
          <table:table-cell office:value-type="float" office:value="258309" table:style-name="ce1">
            <text:p>258309</text:p>
          </table:table-cell>
          <table:table-cell office:value-type="float" office:value="181587" table:style-name="ce1">
            <text:p>181587</text:p>
          </table:table-cell>
          <table:table-cell table:style-name="ce1"/>
          <table:table-cell office:value-type="float" office:value="7679.5851063829787" table:formula="of:=[.C10]/[.$B10]" table:style-name="ce1">
            <text:p>7679.585106</text:p>
          </table:table-cell>
          <table:table-cell office:value-type="float" office:value="547.51595744680856" table:formula="of:=[.D10]/[.$B10]" table:style-name="ce1">
            <text:p>547.5159574</text:p>
          </table:table-cell>
          <table:table-cell office:value-type="float" office:value="506.281914893617" table:formula="of:=[.E10]/[.$B10]" table:style-name="ce1">
            <text:p>506.2819149</text:p>
          </table:table-cell>
          <table:table-cell office:value-type="float" office:value="1361.313829787234" table:formula="of:=[.F10]/[.$B10]" table:style-name="ce1">
            <text:p>1361.31383</text:p>
          </table:table-cell>
          <table:table-cell office:value-type="float" office:value="1373.9840425531916" table:formula="of:=[.G10]/[.$B10]" table:style-name="ce1">
            <text:p>1373.984043</text:p>
          </table:table-cell>
          <table:table-cell office:value-type="float" office:value="965.88829787234044" table:formula="of:=[.H10]/[.$B10]" table:style-name="ce1">
            <text:p>965.8882979</text:p>
          </table:table-cell>
          <table:table-cell table:style-name="ce1"/>
          <table:table-cell office:value-type="float" office:value="536.74468090000005" table:style-name="ce1">
            <text:p>536.7446809</text:p>
          </table:table-cell>
          <table:table-cell office:value-type="float" office:value="390.52659569999997" table:style-name="ce1">
            <text:p>390.5265957</text:p>
          </table:table-cell>
          <table:table-cell office:value-type="float" office:value="478.67553190000001" table:style-name="ce1">
            <text:p>478.6755319</text:p>
          </table:table-cell>
          <table:table-cell office:value-type="float" office:value="826.81914889999996" table:style-name="ce1">
            <text:p>826.8191489</text:p>
          </table:table-cell>
          <table:table-cell table:number-columns-repeated="16364"/>
        </table:table-row>
        <table:table-row table:style-name="ro1">
          <table:table-cell office:value-type="float" office:value="576000" table:style-name="ce1">
            <text:p>576000</text:p>
          </table:table-cell>
          <table:table-cell office:value-type="float" office:value="576" table:formula="of:=[.A11]/1000" table:style-name="ce1">
            <text:p>576</text:p>
          </table:table-cell>
          <table:table-cell office:value-type="float" office:value="4424175" table:style-name="ce1">
            <text:p>4424175</text:p>
          </table:table-cell>
          <table:table-cell office:value-type="float" office:value="310203" table:style-name="ce1">
            <text:p>310203</text:p>
          </table:table-cell>
          <table:table-cell office:value-type="float" office:value="290001" table:style-name="ce1">
            <text:p>290001</text:p>
          </table:table-cell>
          <table:table-cell office:value-type="float" office:value="752190" table:style-name="ce1">
            <text:p>752190</text:p>
          </table:table-cell>
          <table:table-cell office:value-type="float" office:value="752433" table:style-name="ce1">
            <text:p>752433</text:p>
          </table:table-cell>
          <table:table-cell office:value-type="float" office:value="567348" table:style-name="ce1">
            <text:p>567348</text:p>
          </table:table-cell>
          <table:table-cell table:style-name="ce1"/>
          <table:table-cell office:value-type="float" office:value="7680.859375" table:formula="of:=[.C11]/[.$B11]" table:style-name="ce1">
            <text:p>7680.859375</text:p>
          </table:table-cell>
          <table:table-cell office:value-type="float" office:value="538.546875" table:formula="of:=[.D11]/[.$B11]" table:style-name="ce1">
            <text:p>538.546875</text:p>
          </table:table-cell>
          <table:table-cell office:value-type="float" office:value="503.47395833333331" table:formula="of:=[.E11]/[.$B11]" table:style-name="ce1">
            <text:p>503.4739583</text:p>
          </table:table-cell>
          <table:table-cell office:value-type="float" office:value="1305.8854166666667" table:formula="of:=[.F11]/[.$B11]" table:style-name="ce1">
            <text:p>1305.885417</text:p>
          </table:table-cell>
          <table:table-cell office:value-type="float" office:value="1306.3072916666667" table:formula="of:=[.G11]/[.$B11]" table:style-name="ce1">
            <text:p>1306.307292</text:p>
          </table:table-cell>
          <table:table-cell office:value-type="float" office:value="984.97916666666663" table:formula="of:=[.H11]/[.$B11]" table:style-name="ce1">
            <text:p>984.9791667</text:p>
          </table:table-cell>
          <table:table-cell table:style-name="ce1"/>
          <table:table-cell office:value-type="float" office:value="394.57291670000001" table:style-name="ce1">
            <text:p>394.5729167</text:p>
          </table:table-cell>
          <table:table-cell office:value-type="float" office:value="238.61979170000001" table:style-name="ce1">
            <text:p>238.6197917</text:p>
          </table:table-cell>
          <table:table-cell office:value-type="float" office:value="238.43229170000001" table:style-name="ce1">
            <text:p>238.4322917</text:p>
          </table:table-cell>
          <table:table-cell office:value-type="float" office:value="238.42708329999999" table:style-name="ce1">
            <text:p>238.4270833</text:p>
          </table:table-cell>
          <table:table-cell table:number-columns-repeated="16364"/>
        </table:table-row>
        <table:table-row table:style-name="ro1">
          <table:table-cell office:value-type="float" office:value="1204000" table:style-name="ce1">
            <text:p>1204000</text:p>
          </table:table-cell>
          <table:table-cell office:value-type="float" office:value="1204" table:formula="of:=[.A12]/1000" table:style-name="ce1">
            <text:p>1204</text:p>
          </table:table-cell>
          <table:table-cell office:value-type="float" office:value="9245709" table:style-name="ce1">
            <text:p>9245709</text:p>
          </table:table-cell>
          <table:table-cell office:value-type="float" office:value="636060" table:style-name="ce1">
            <text:p>636060</text:p>
          </table:table-cell>
          <table:table-cell office:value-type="float" office:value="603192" table:style-name="ce1">
            <text:p>603192</text:p>
          </table:table-cell>
          <table:table-cell office:value-type="float" office:value="1556670" table:style-name="ce1">
            <text:p>1556670</text:p>
          </table:table-cell>
          <table:table-cell office:value-type="float" office:value="1559832" table:style-name="ce1">
            <text:p>1559832</text:p>
          </table:table-cell>
          <table:table-cell office:value-type="float" office:value="1169928" table:style-name="ce1">
            <text:p>1169928</text:p>
          </table:table-cell>
          <table:table-cell table:style-name="ce1"/>
          <table:table-cell office:value-type="float" office:value="7679.1602990033225" table:formula="of:=[.C12]/[.$B12]" table:style-name="ce1">
            <text:p>7679.160299</text:p>
          </table:table-cell>
          <table:table-cell office:value-type="float" office:value="528.28903654485055" table:formula="of:=[.D12]/[.$B12]" table:style-name="ce1">
            <text:p>528.2890365</text:p>
          </table:table-cell>
          <table:table-cell office:value-type="float" office:value="500.99003322259136" table:formula="of:=[.E12]/[.$B12]" table:style-name="ce1">
            <text:p>500.9900332</text:p>
          </table:table-cell>
          <table:table-cell office:value-type="float" office:value="1292.9152823920265" table:formula="of:=[.F12]/[.$B12]" table:style-name="ce1">
            <text:p>1292.915282</text:p>
          </table:table-cell>
          <table:table-cell office:value-type="float" office:value="1295.5415282392028" table:formula="of:=[.G12]/[.$B12]" table:style-name="ce1">
            <text:p>1295.541528</text:p>
          </table:table-cell>
          <table:table-cell office:value-type="float" office:value="971.70099667774082" table:formula="of:=[.H12]/[.$B12]" table:style-name="ce1">
            <text:p>971.7009967</text:p>
          </table:table-cell>
          <table:table-cell table:style-name="ce1"/>
          <table:table-cell office:value-type="float" office:value="353.70598009999998" table:style-name="ce1">
            <text:p>353.7059801</text:p>
          </table:table-cell>
          <table:table-cell office:value-type="float" office:value="197.70099669999999" table:style-name="ce1">
            <text:p>197.7009967</text:p>
          </table:table-cell>
          <table:table-cell office:value-type="float" office:value="205.76162790000001" table:style-name="ce1">
            <text:p>205.7616279</text:p>
          </table:table-cell>
          <table:table-cell office:value-type="float" office:value="275.68604649999997" table:style-name="ce1">
            <text:p>275.6860465</text:p>
          </table:table-cell>
          <table:table-cell table:number-columns-repeated="16364"/>
        </table:table-row>
        <table:table-row table:style-name="ro1">
          <table:table-cell office:value-type="float" office:value="2072000" table:style-name="ce1">
            <text:p>2072000</text:p>
          </table:table-cell>
          <table:table-cell office:value-type="float" office:value="2072" table:formula="of:=[.A13]/1000" table:style-name="ce1">
            <text:p>2072</text:p>
          </table:table-cell>
          <table:table-cell office:value-type="float" office:value="16083507" table:style-name="ce1">
            <text:p>16083507</text:p>
          </table:table-cell>
          <table:table-cell office:value-type="float" office:value="1088028" table:style-name="ce1">
            <text:p>1088028</text:p>
          </table:table-cell>
          <table:table-cell office:value-type="float" office:value="1040892" table:style-name="ce1">
            <text:p>1040892</text:p>
          </table:table-cell>
          <table:table-cell office:value-type="float" office:value="2666316" table:style-name="ce1">
            <text:p>2666316</text:p>
          </table:table-cell>
          <table:table-cell office:value-type="float" office:value="2667429" table:style-name="ce1">
            <text:p>2667429</text:p>
          </table:table-cell>
          <table:table-cell office:value-type="float" office:value="2003958" table:style-name="ce1">
            <text:p>2003958</text:p>
          </table:table-cell>
          <table:table-cell table:style-name="ce1"/>
          <table:table-cell office:value-type="float" office:value="7762.3103281853282" table:formula="of:=[.C13]/[.$B13]" table:style-name="ce1">
            <text:p>7762.310328</text:p>
          </table:table-cell>
          <table:table-cell office:value-type="float" office:value="525.1100386100386" table:formula="of:=[.D13]/[.$B13]" table:style-name="ce1">
            <text:p>525.1100386</text:p>
          </table:table-cell>
          <table:table-cell office:value-type="float" office:value="502.36100386100384" table:formula="of:=[.E13]/[.$B13]" table:style-name="ce1">
            <text:p>502.3610039</text:p>
          </table:table-cell>
          <table:table-cell office:value-type="float" office:value="1286.8320463320463" table:formula="of:=[.F13]/[.$B13]" table:style-name="ce1">
            <text:p>1286.832046</text:p>
          </table:table-cell>
          <table:table-cell office:value-type="float" office:value="1287.3692084942086" table:formula="of:=[.G13]/[.$B13]" table:style-name="ce1">
            <text:p>1287.369208</text:p>
          </table:table-cell>
          <table:table-cell office:value-type="float" office:value="967.16119691119695" table:formula="of:=[.H13]/[.$B13]" table:style-name="ce1">
            <text:p>967.1611969</text:p>
          </table:table-cell>
          <table:table-cell table:style-name="ce1"/>
          <table:table-cell office:value-type="float" office:value="340.15540540000001" table:style-name="ce1">
            <text:p>340.1554054</text:p>
          </table:table-cell>
          <table:table-cell office:value-type="float" office:value="183.3199807" table:style-name="ce1">
            <text:p>183.3199807</text:p>
          </table:table-cell>
          <table:table-cell office:value-type="float" office:value="191.0748069" table:style-name="ce1">
            <text:p>191.0748069</text:p>
          </table:table-cell>
          <table:table-cell office:value-type="float" office:value="194.82191119999999" table:style-name="ce1">
            <text:p>194.8219112</text:p>
          </table:table-cell>
          <table:table-cell table:number-columns-repeated="16364"/>
        </table:table-row>
        <table:table-row table:style-name="ro1">
          <table:table-cell office:value-type="float" office:value="3180000" table:style-name="ce1">
            <text:p>3180000</text:p>
          </table:table-cell>
          <table:table-cell office:value-type="float" office:value="3180" table:formula="of:=[.A14]/1000" table:style-name="ce1">
            <text:p>3180</text:p>
          </table:table-cell>
          <table:table-cell office:value-type="float" office:value="24418995" table:style-name="ce1">
            <text:p>24418995</text:p>
          </table:table-cell>
          <table:table-cell office:value-type="float" office:value="1707561" table:style-name="ce1">
            <text:p>1707561</text:p>
          </table:table-cell>
          <table:table-cell office:value-type="float" office:value="1600509" table:style-name="ce1">
            <text:p>1600509</text:p>
          </table:table-cell>
          <table:table-cell office:value-type="float" office:value="4259739" table:style-name="ce1">
            <text:p>4259739</text:p>
          </table:table-cell>
          <table:table-cell office:value-type="float" office:value="4085130" table:style-name="ce1">
            <text:p>4085130</text:p>
          </table:table-cell>
          <table:table-cell office:value-type="float" office:value="3067050" table:style-name="ce1">
            <text:p>3067050</text:p>
          </table:table-cell>
          <table:table-cell table:style-name="ce1"/>
          <table:table-cell office:value-type="float" office:value="7678.9292452830186" table:formula="of:=[.C14]/[.$B14]" table:style-name="ce1">
            <text:p>7678.929245</text:p>
          </table:table-cell>
          <table:table-cell office:value-type="float" office:value="536.96886792452835" table:formula="of:=[.D14]/[.$B14]" table:style-name="ce1">
            <text:p>536.9688679</text:p>
          </table:table-cell>
          <table:table-cell office:value-type="float" office:value="503.30471698113206" table:formula="of:=[.E14]/[.$B14]" table:style-name="ce1">
            <text:p>503.304717</text:p>
          </table:table-cell>
          <table:table-cell office:value-type="float" office:value="1339.5405660377357" table:formula="of:=[.F14]/[.$B14]" table:style-name="ce1">
            <text:p>1339.540566</text:p>
          </table:table-cell>
          <table:table-cell office:value-type="float" office:value="1284.632075471698" table:formula="of:=[.G14]/[.$B14]" table:style-name="ce1">
            <text:p>1284.632075</text:p>
          </table:table-cell>
          <table:table-cell office:value-type="float" office:value="964.48113207547169" table:formula="of:=[.H14]/[.$B14]" table:style-name="ce1">
            <text:p>964.4811321</text:p>
          </table:table-cell>
          <table:table-cell table:style-name="ce1"/>
          <table:table-cell office:value-type="float" office:value="332.69433959999998" table:style-name="ce1">
            <text:p>332.6943396</text:p>
          </table:table-cell>
          <table:table-cell office:value-type="float" office:value="177.46886789999999" table:style-name="ce1">
            <text:p>177.4688679</text:p>
          </table:table-cell>
          <table:table-cell office:value-type="float" office:value="175.21226419999999" table:style-name="ce1">
            <text:p>175.2122642</text:p>
          </table:table-cell>
          <table:table-cell office:value-type="float" office:value="197.70283019999999" table:style-name="ce1">
            <text:p>197.7028302</text:p>
          </table:table-cell>
          <table:table-cell table:number-columns-repeated="16364"/>
        </table:table-row>
        <table:table-row table:style-name="ro1">
          <table:table-cell office:value-type="float" office:value="4528000" table:style-name="ce1">
            <text:p>4528000</text:p>
          </table:table-cell>
          <table:table-cell office:value-type="float" office:value="4528" table:formula="of:=[.A15]/1000" table:style-name="ce1">
            <text:p>4528</text:p>
          </table:table-cell>
          <table:table-cell office:value-type="float" office:value="35382195" table:style-name="ce1">
            <text:p>35382195</text:p>
          </table:table-cell>
          <table:table-cell office:value-type="float" office:value="2502417" table:style-name="ce1">
            <text:p>2502417</text:p>
          </table:table-cell>
          <table:table-cell office:value-type="float" office:value="2282619" table:style-name="ce1">
            <text:p>2282619</text:p>
          </table:table-cell>
          <table:table-cell office:value-type="float" office:value="5810421" table:style-name="ce1">
            <text:p>5810421</text:p>
          </table:table-cell>
          <table:table-cell office:value-type="float" office:value="5352537" table:style-name="ce1">
            <text:p>5352537</text:p>
          </table:table-cell>
          <table:table-cell office:value-type="float" office:value="4362450" table:style-name="ce1">
            <text:p>4362450</text:p>
          </table:table-cell>
          <table:table-cell table:style-name="ce1"/>
          <table:table-cell office:value-type="float" office:value="7814.0890017667843" table:formula="of:=[.C15]/[.$B15]" table:style-name="ce1">
            <text:p>7814.089002</text:p>
          </table:table-cell>
          <table:table-cell office:value-type="float" office:value="552.65393109540639" table:formula="of:=[.D15]/[.$B15]" table:style-name="ce1">
            <text:p>552.6539311</text:p>
          </table:table-cell>
          <table:table-cell office:value-type="float" office:value="504.1119699646643" table:formula="of:=[.E15]/[.$B15]" table:style-name="ce1">
            <text:p>504.11197</text:p>
          </table:table-cell>
          <table:table-cell office:value-type="float" office:value="1283.2201855123674" table:formula="of:=[.F15]/[.$B15]" table:style-name="ce1">
            <text:p>1283.220186</text:p>
          </table:table-cell>
          <table:table-cell office:value-type="float" office:value="1182.0973939929329" table:formula="of:=[.G15]/[.$B15]" table:style-name="ce1">
            <text:p>1182.097394</text:p>
          </table:table-cell>
          <table:table-cell office:value-type="float" office:value="963.43860424028264" table:formula="of:=[.H15]/[.$B15]" table:style-name="ce1">
            <text:p>963.4386042</text:p>
          </table:table-cell>
          <table:table-cell table:style-name="ce1"/>
          <table:table-cell office:value-type="float" office:value="332.09562720000002" table:style-name="ce1">
            <text:p>332.0956272</text:p>
          </table:table-cell>
          <table:table-cell office:value-type="float" office:value="174.67778269999999" table:style-name="ce1">
            <text:p>174.6777827</text:p>
          </table:table-cell>
          <table:table-cell office:value-type="float" office:value="177.28754420000001" table:style-name="ce1">
            <text:p>177.2875442</text:p>
          </table:table-cell>
          <table:table-cell office:value-type="float" office:value="188.77407239999999" table:style-name="ce1">
            <text:p>188.7740724</text:p>
          </table:table-cell>
          <table:table-cell table:number-columns-repeated="16364"/>
        </table:table-row>
        <table:table-row table:style-name="ro1">
          <table:table-cell office:value-type="float" office:value="6116000" table:style-name="ce1">
            <text:p>6116000</text:p>
          </table:table-cell>
          <table:table-cell office:value-type="float" office:value="6116" table:formula="of:=[.A16]/1000" table:style-name="ce1">
            <text:p>6116</text:p>
          </table:table-cell>
          <table:table-cell office:value-type="float" office:value="47371527" table:style-name="ce1">
            <text:p>47371527</text:p>
          </table:table-cell>
          <table:table-cell office:value-type="float" office:value="3334104" table:style-name="ce1">
            <text:p>3334104</text:p>
          </table:table-cell>
          <table:table-cell office:value-type="float" office:value="3078273" table:style-name="ce1">
            <text:p>3078273</text:p>
          </table:table-cell>
          <table:table-cell office:value-type="float" office:value="7842273" table:style-name="ce1">
            <text:p>7842273</text:p>
          </table:table-cell>
          <table:table-cell office:value-type="float" office:value="7578438" table:style-name="ce1">
            <text:p>7578438</text:p>
          </table:table-cell>
          <table:table-cell office:value-type="float" office:value="5886120" table:style-name="ce1">
            <text:p>5886120</text:p>
          </table:table-cell>
          <table:table-cell table:style-name="ce1"/>
          <table:table-cell office:value-type="float" office:value="7745.5080117724001" table:formula="of:=[.C16]/[.$B16]" table:style-name="ce1">
            <text:p>7745.508012</text:p>
          </table:table-cell>
          <table:table-cell office:value-type="float" office:value="545.14453891432311" table:formula="of:=[.D16]/[.$B16]" table:style-name="ce1">
            <text:p>545.1445389</text:p>
          </table:table-cell>
          <table:table-cell office:value-type="float" office:value="503.31474820143887" table:formula="of:=[.E16]/[.$B16]" table:style-name="ce1">
            <text:p>503.3147482</text:p>
          </table:table-cell>
          <table:table-cell office:value-type="float" office:value="1282.255232177894" table:formula="of:=[.F16]/[.$B16]" table:style-name="ce1">
            <text:p>1282.255232</text:p>
          </table:table-cell>
          <table:table-cell office:value-type="float" office:value="1239.1167429692609" table:formula="of:=[.G16]/[.$B16]" table:style-name="ce1">
            <text:p>1239.116743</text:p>
          </table:table-cell>
          <table:table-cell office:value-type="float" office:value="962.41334205362978" table:formula="of:=[.H16]/[.$B16]" table:style-name="ce1">
            <text:p>962.4133421</text:p>
          </table:table-cell>
          <table:table-cell table:style-name="ce1"/>
          <table:table-cell office:value-type="float" office:value="328.58338780000003" table:style-name="ce1">
            <text:p>328.5833878</text:p>
          </table:table-cell>
          <table:table-cell office:value-type="float" office:value="178.6348921" table:style-name="ce1">
            <text:p>178.6348921</text:p>
          </table:table-cell>
          <table:table-cell office:value-type="float" office:value="170.2686396" table:style-name="ce1">
            <text:p>170.2686396</text:p>
          </table:table-cell>
          <table:table-cell office:value-type="float" office:value="178.59270770000001" table:style-name="ce1">
            <text:p>178.5927077</text:p>
          </table:table-cell>
          <table:table-cell table:number-columns-repeated="16364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7944" table:formula="of:=[.A17]/1000" table:style-name="ce1">
            <text:p>7944</text:p>
          </table:table-cell>
          <table:table-cell office:value-type="float" office:value="61291428" table:style-name="ce1">
            <text:p>61291428</text:p>
          </table:table-cell>
          <table:table-cell office:value-type="float" office:value="4340898" table:style-name="ce1">
            <text:p>4340898</text:p>
          </table:table-cell>
          <table:table-cell office:value-type="float" office:value="4007727" table:style-name="ce1">
            <text:p>4007727</text:p>
          </table:table-cell>
          <table:table-cell office:value-type="float" office:value="10182855" table:style-name="ce1">
            <text:p>10182855</text:p>
          </table:table-cell>
          <table:table-cell office:value-type="float" office:value="10077849" table:style-name="ce1">
            <text:p>10077849</text:p>
          </table:table-cell>
          <table:table-cell office:value-type="float" office:value="7640583" table:style-name="ce1">
            <text:p>7640583</text:p>
          </table:table-cell>
          <table:table-cell table:style-name="ce1"/>
          <table:table-cell office:value-type="float" office:value="7715.4365558912386" table:formula="of:=[.C17]/[.$B17]" table:style-name="ce1">
            <text:p>7715.436556</text:p>
          </table:table-cell>
          <table:table-cell office:value-type="float" office:value="546.43731117824768" table:formula="of:=[.D17]/[.$B17]" table:style-name="ce1">
            <text:p>546.4373112</text:p>
          </table:table-cell>
          <table:table-cell office:value-type="float" office:value="504.4973564954683" table:formula="of:=[.E17]/[.$B17]" table:style-name="ce1">
            <text:p>504.4973565</text:p>
          </table:table-cell>
          <table:table-cell office:value-type="float" office:value="1281.8296827794561" table:formula="of:=[.F17]/[.$B17]" table:style-name="ce1">
            <text:p>1281.829683</text:p>
          </table:table-cell>
          <table:table-cell office:value-type="float" office:value="1268.6114048338368" table:formula="of:=[.G17]/[.$B17]" table:style-name="ce1">
            <text:p>1268.611405</text:p>
          </table:table-cell>
          <table:table-cell office:value-type="float" office:value="961.80551359516619" table:formula="of:=[.H17]/[.$B17]" table:style-name="ce1">
            <text:p>961.8055136</text:p>
          </table:table-cell>
          <table:table-cell table:style-name="ce1"/>
          <table:table-cell office:value-type="float" office:value="326.82854980000002" table:style-name="ce1">
            <text:p>326.8285498</text:p>
          </table:table-cell>
          <table:table-cell office:value-type="float" office:value="180.39425979999999" table:style-name="ce1">
            <text:p>180.3942598</text:p>
          </table:table-cell>
          <table:table-cell office:value-type="float" office:value="168.9935801" table:style-name="ce1">
            <text:p>168.9935801</text:p>
          </table:table-cell>
          <table:table-cell office:value-type="float" office:value="165.89425979999999" table:style-name="ce1">
            <text:p>165.8942598</text:p>
          </table:table-cell>
          <table:table-cell table:number-columns-repeated="16364"/>
        </table:table-row>
        <table:table-row table:style-name="ro1">
          <table:table-cell office:value-type="float" office:value="10012000" table:style-name="ce1">
            <text:p>10012000</text:p>
          </table:table-cell>
          <table:table-cell office:value-type="float" office:value="10012" table:formula="of:=[.A18]/1000" table:style-name="ce1">
            <text:p>10012</text:p>
          </table:table-cell>
          <table:table-cell office:value-type="float" office:value="77000703" table:style-name="ce1">
            <text:p>77000703</text:p>
          </table:table-cell>
          <table:table-cell office:value-type="float" office:value="5483277" table:style-name="ce1">
            <text:p>5483277</text:p>
          </table:table-cell>
          <table:table-cell office:value-type="float" office:value="5045361" table:style-name="ce1">
            <text:p>5045361</text:p>
          </table:table-cell>
          <table:table-cell office:value-type="float" office:value="12828903" table:style-name="ce1">
            <text:p>12828903</text:p>
          </table:table-cell>
          <table:table-cell office:value-type="float" office:value="12566547" table:style-name="ce1">
            <text:p>12566547</text:p>
          </table:table-cell>
          <table:table-cell office:value-type="float" office:value="9718530" table:style-name="ce1">
            <text:p>9718530</text:p>
          </table:table-cell>
          <table:table-cell table:style-name="ce1"/>
          <table:table-cell office:value-type="float" office:value="7690.841290451458" table:formula="of:=[.C18]/[.$B18]" table:style-name="ce1">
            <text:p>7690.84129</text:p>
          </table:table-cell>
          <table:table-cell office:value-type="float" office:value="547.67049540551341" table:formula="of:=[.D18]/[.$B18]" table:style-name="ce1">
            <text:p>547.6704954</text:p>
          </table:table-cell>
          <table:table-cell office:value-type="float" office:value="503.93138234119056" table:formula="of:=[.E18]/[.$B18]" table:style-name="ce1">
            <text:p>503.9313823</text:p>
          </table:table-cell>
          <table:table-cell office:value-type="float" office:value="1281.3526767878545" table:formula="of:=[.F18]/[.$B18]" table:style-name="ce1">
            <text:p>1281.352677</text:p>
          </table:table-cell>
          <table:table-cell office:value-type="float" office:value="1255.1485217738714" table:formula="of:=[.G18]/[.$B18]" table:style-name="ce1">
            <text:p>1255.148522</text:p>
          </table:table-cell>
          <table:table-cell office:value-type="float" office:value="970.68817419097081" table:formula="of:=[.H18]/[.$B18]" table:style-name="ce1">
            <text:p>970.6881742</text:p>
          </table:table-cell>
          <table:table-cell table:style-name="ce1"/>
          <table:table-cell office:value-type="float" office:value="324.21124650000002" table:style-name="ce1">
            <text:p>324.2112465</text:p>
          </table:table-cell>
          <table:table-cell office:value-type="float" office:value="179.57331199999999" table:style-name="ce1">
            <text:p>179.573312</text:p>
          </table:table-cell>
          <table:table-cell office:value-type="float" office:value="174.26638030000001" table:style-name="ce1">
            <text:p>174.2663803</text:p>
          </table:table-cell>
          <table:table-cell office:value-type="float" office:value="169.64622449999999" table:style-name="ce1">
            <text:p>169.6462245</text:p>
          </table:table-cell>
          <table:table-cell table:number-columns-repeated="16364"/>
        </table:table-row>
        <table:table-row table:style-name="ro1">
          <table:table-cell table:number-columns-repeated="12" table:style-name="ce1"/>
          <table:table-cell office:value-type="float" office:value="1337.8344918473281" table:formula="of:=AVERAGE([.M9:.M18])" table:style-name="ce1">
            <text:p>1337.834492</text:p>
          </table:table-cell>
          <table:table-cell office:value-type="float" office:value="1316.1933209994872" table:formula="of:=AVERAGE([.N9:.N18])" table:style-name="ce1">
            <text:p>1316.19332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Chart 1" svg:x="0.58333in" svg:y="0.15625in" svg:width="8.53125in" svg:height="4.97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3"/>
          <table:table-cell table:style-name="ce1">
            <draw:frame draw:z-index="2" draw:id="id1" draw:style-name="a1" draw:name="Chart 2" svg:x="0.01042in" svg:y="0.15625in" svg:width="8.53125in" svg:height="4.9739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3" svg:x="0.58333in" svg:y="0.14583in" svg:width="11.52083in" svg:height="5.947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Josh Yeh</meta:initial-creator>
    <dc:creator>Josh Yeh</dc:creator>
    <meta:creation-date>2025-02-17T05:34:32Z</meta:creation-date>
    <dc:date>2025-02-19T03:21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8.1251181102362pt" svg:width="614.2499212598424pt" chart:style-name="Crt0">
        <chart:title chart:style-name="CT00">
          <text:p text:style-name="a0" text:class-names="" text:cond-style-name="">CPE Comparisons</text:p>
        </chart:title>
        <chart:legend style:legend-expansion="custom" style:legend-expansion-aspect-ratio="14.638726264244303" svg:width="404.4pt" svg:height="27.62535433070866pt" svg:x="136.9832283464567pt" svg:y="297.25pt" chart:style-name="Lgnd"/>
        <chart:plot-area svg:x="12.20503937007874pt" svg:y="31.59724409448819pt" svg:width="597.0448031496063pt" svg:height="302.4474803149606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252.6595275590551pt" svg:y="334.0449606299212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2b-d.$J$8" chart:values-cell-range-address="2b-d.$J$9:.$J$18" chart:class="chart:scatter" chart:attached-axis="primary-y" chart:style-name="G0S0">
            <chart:domain table:cell-range-address="2b-d.$B$9:.$B$18"/>
            <chart:data-point chart:repeated="10"/>
          </chart:series>
          <chart:series chart:label-cell-address="2b-d.$K$8" chart:values-cell-range-address="2b-d.$K$9:.$K$18" chart:class="chart:scatter" chart:attached-axis="primary-y" chart:style-name="G0S1">
            <chart:domain table:cell-range-address="2b-d.$B$9:.$B$18"/>
            <chart:data-point chart:repeated="10"/>
          </chart:series>
          <chart:series chart:label-cell-address="2b-d.$L$8" chart:values-cell-range-address="2b-d.$L$9:.$L$18" chart:class="chart:scatter" chart:attached-axis="primary-y" chart:style-name="G0S2">
            <chart:domain table:cell-range-address="2b-d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aximum="10000" chart:minimum="4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4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8d25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8.1251181102362pt" svg:width="614.2499212598424pt" chart:style-name="Crt0">
        <chart:title chart:style-name="CT00">
          <text:p text:style-name="a0" text:class-names="" text:cond-style-name="">CPE Comparisons between Element-wise Add and Multiply<text:s text:c="1"/></text:p>
        </chart:title>
        <chart:legend style:legend-expansion="custom" style:legend-expansion-aspect-ratio="14.638726264244303" svg:width="404.4pt" svg:height="27.62535433070866pt" svg:x="136.9832283464567pt" svg:y="297.25pt" chart:style-name="Lgnd"/>
        <chart:plot-area svg:x="12.20503937007874pt" svg:y="31.59724409448819pt" svg:width="597.0448031496063pt" svg:height="302.4474803149606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252.6595275590551pt" svg:y="334.0449606299212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2b-d.$M$8" chart:values-cell-range-address="2b-d.$M$9:.$M$18" chart:class="chart:scatter" chart:attached-axis="primary-y" chart:style-name="G0S0">
            <chart:domain table:cell-range-address="2b-d.$B$9:.$B$18"/>
            <chart:data-point chart:repeated="10"/>
          </chart:series>
          <chart:series chart:label-cell-address="2b-d.$N$8" chart:values-cell-range-address="2b-d.$N$9:.$N$18" chart:class="chart:scatter" chart:attached-axis="primary-y" chart:style-name="G0S1">
            <chart:domain table:cell-range-address="2b-d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aximum="4000" chart:min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5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2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4167in" svg:stroke-color="#156082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4167in" svg:stroke-color="#e97132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4167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04167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428.2502362204725pt" svg:width="829.49968503937pt" chart:style-name="Crt0">
        <chart:title chart:style-name="CT00">
          <text:p text:style-name="a0" text:class-names="" text:cond-style-name="">CPE Comparisons Vectorized Dot Products (test_dot8 vs Intrinsics)</text:p>
        </chart:title>
        <chart:legend style:legend-expansion="custom" style:legend-expansion-aspect-ratio="29.431986123771004" svg:width="523.7456692913386pt" svg:height="17.79511811023622pt" svg:x="140.864094488189pt" svg:y="408.7641732283465pt" chart:style-name="Lgnd"/>
        <chart:plot-area svg:x="16.48196850393701pt" svg:y="37.7844094488189pt" svg:width="806.265433070866pt" svg:height="361.6703149606299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356.1981102362205pt" svg:y="385.4548818897637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2b-d.$O$8" chart:values-cell-range-address="2b-d.$O$9:.$O$18" chart:class="chart:scatter" chart:attached-axis="primary-y" chart:style-name="G0S0">
            <chart:domain table:cell-range-address="2b-d.$B$9:.$B$18"/>
            <chart:data-point chart:repeated="10"/>
          </chart:series>
          <chart:series chart:label-cell-address="2b-d.$Q$8" chart:values-cell-range-address="2b-d.$Q$9:.$Q$18" chart:class="chart:scatter" chart:attached-axis="primary-y" chart:style-name="G0S1">
            <chart:domain table:cell-range-address="2b-d.$B$9:.$B$18"/>
            <chart:data-point chart:repeated="10"/>
          </chart:series>
          <chart:series chart:label-cell-address="2b-d.$R$8" chart:values-cell-range-address="2b-d.$R$9:.$R$18" chart:class="chart:scatter" chart:attached-axis="primary-y" chart:style-name="G0S2">
            <chart:domain table:cell-range-address="2b-d.$B$9:.$B$18"/>
            <chart:data-point chart:repeated="10"/>
          </chart:series>
          <chart:series chart:label-cell-address="2b-d.$S$8" chart:values-cell-range-address="2b-d.$S$9:.$S$18" chart:class="chart:scatter" chart:attached-axis="primary-y" chart:style-name="G0S3">
            <chart:domain table:cell-range-address="2b-d.$B$9:.$B$18"/>
            <chart:data-point chart:repeated="10"/>
          </chart:series>
          <chart:series chart:label-cell-address="2b-d.$T$8" chart:values-cell-range-address="2b-d.$T$9:.$T$18" chart:class="chart:scatter" chart:attached-axis="primary-y" chart:style-name="G0S4">
            <chart:domain table:cell-range-address="2b-d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